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a9fa" officeooo:paragraph-rsid="0015a9f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TML</text:p>
      <text:p text:style-name="P1"/>
      <text:p text:style-name="P1">1)Different charset</text:p>
      <text:p text:style-name="P1"/>
      <text:p text:style-name="P1">Need for charset:</text:p>
      <text:p text:style-name="P1"/>
      <text:p text:style-name="P1">Anyone running a browser not set to English as default can simply reload using the "encoding" function and the page will display in English (ASCII/Western European) text. But Every page has to be reloaded and encoded.</text:p>
      <text:p text:style-name="P1"/>
      <text:p text:style-name="P1">Add one simple META command that will alert most browsers, using any language, that the page that is about to display is to be displayed using an English set of characters, or a character set, or a "charset".</text:p>
      <text:p text:style-name="P1"/>
      <text:p text:style-name="P1">Method of converting bytes into characters – Character encoding</text:p>
      <text:p text:style-name="P1"/>
      <text:p text:style-name="P1">To display an HTML page correctly, a web browser must know which character set to use.</text:p>
      <text:p text:style-name="P1">Different character sets are</text:p>
      <text:p text:style-name="P1">i)ASCII(Amercian standard code for information interchange - ASCII defined 128 different alphanumeric characters that could be used on the internet: numbers (0-9), English letters (A-Z), and some special characters like ! $ + - ( ) @ &lt; &gt; .</text:p>
      <text:p text:style-name="P1">ii)ANSI(American national standards institute) - ANSI was the original Windows character set, with support for 256 different character codes.</text:p>
      <text:p text:style-name="P1">iii)ISO-8859-1 (International standards organisation)- ISO-8859-1 was the default character set for HTML 4. This character set also supported 256 different character codes.[ISO-8859-1 TO ISO-8859-15,ISO-2022-JP,ISO-2022-KR]</text:p>
      <text:p text:style-name="P1">Because ANSI and ISO-8859-1 were so limited, HTML 4 also supported UTF-8.</text:p>
      <text:p text:style-name="P1">iv)UTF-8(Unicode Translation Format) - The default character encoding for HTML5 is UTF-8. It covers all the characters and symbols in the world.</text:p>
      <text:p text:style-name="P1">Unicode therefore specifies encodings that can deal with a string in special ways so as to make enough space for the huge character set it encompasses. These are known as UTF8, UTF-16, and UTF-32.</text:p>
      <text:p text:style-name="P1"/>
      <text:p text:style-name="P1">2)What is the behaviour if <text:s/>self closing tags are used with end tags?(i.e)&lt;img/&gt; vs &lt;img&gt;&lt;/img&gt;</text:p>
      <text:p text:style-name="P1">Why are they self closing tags:</text:p>
      <text:p text:style-name="P1">Because these elements cannot have any child nodes, it is defined as EMPTY and the end tag <text:s/>would serve no purpose.</text:p>
      <text:p text:style-name="P1">&lt;img src="https://images.pexels.com/photos/305070/pexels-photo-305070.jpeg?auto=compress&amp;cs=tinysrgb&amp;dpr=1&amp;w=500" alt = "Cannot be displayed"&gt;</text:p>
      <text:p text:style-name="P1">&lt;img src="https://images.pexels.com/photos/305070/pexels-photo-305070.jpeg?auto=compress&amp;cs=tinysrgb&amp;dpr=1&amp;w=500" alt = "Cannot be displayed"&gt;&lt;/img&gt;</text:p>
      <text:p text:style-name="P1">&lt;img src="https://images.pexels.com/photos/305070/pexels-photo-305070.jpeg?auto=compress&amp;cs=tinysrgb&amp;dpr=1&amp;w=500" alt = "Cannot be displayed"/&gt;</text:p>
      <text:p text:style-name="P1"/>
      <text:p text:style-name="P1">All the three tags works fine in the html <text:s/>but the last one is the valid tag.</text:p>
      <text:p text:style-name="P1"/>
      <text:p text:style-name="P1">3)What are the different types of ordered list and unordered list in html? </text:p>
      <text:p text:style-name="P1"/>
      <text:p text:style-name="P1">Unordered list types:</text:p>
      <text:p text:style-name="P1">disc<text:tab/>Sets the list item marker to a bullet (default)</text:p>
      <text:p text:style-name="P1">circle<text:tab/>Sets the list item marker to a circle</text:p>
      <text:p text:style-name="P1">square<text:tab/>Sets the list item marker to a square</text:p>
      <text:p text:style-name="P1"><text:soft-page-break/>none<text:tab/>The list items will not be marked</text:p>
      <text:p text:style-name="P1"/>
      <text:p text:style-name="P1">eg:</text:p>
      <text:p text:style-name="P1">&lt;ul style="list-style-type:disc"&gt;</text:p>
      <text:p text:style-name="P1"><text:s text:c="2"/>&lt;li&gt;Email&lt;/li&gt;</text:p>
      <text:p text:style-name="P1"><text:s text:c="2"/>&lt;li&gt;Username&lt;/li&gt;</text:p>
      <text:p text:style-name="P1"><text:s text:c="2"/>&lt;li&gt;Password&lt;/li&gt;</text:p>
      <text:p text:style-name="P1">&lt;/ul&gt;</text:p>
      <text:p text:style-name="P1"/>
      <text:p text:style-name="P1"/>
      <text:p text:style-name="P1">ordered list types:</text:p>
      <text:p text:style-name="P1">type="1"<text:tab/>The list items will be numbered with numbers (default)</text:p>
      <text:p text:style-name="P1">type="A"<text:tab/>The list items will be numbered with uppercase letters</text:p>
      <text:p text:style-name="P1">type="a"<text:tab/>The list items will be numbered with lowercase letters</text:p>
      <text:p text:style-name="P1">type="I"<text:tab/>The list items will be numbered with uppercase roman numbers</text:p>
      <text:p text:style-name="P1">type="i"<text:tab/>The list items will be numbered with lowercase roman numbers</text:p>
      <text:p text:style-name="P1"/>
      <text:p text:style-name="P1">eg:</text:p>
      <text:p text:style-name="P1">&lt;ol type="1"&gt;</text:p>
      <text:p text:style-name="P1"><text:s text:c="2"/>&lt;li&gt;Coffee&lt;/li&gt;</text:p>
      <text:p text:style-name="P1"><text:s text:c="2"/>&lt;li&gt;Tea&lt;/li&gt;</text:p>
      <text:p text:style-name="P1"><text:s text:c="2"/>&lt;li&gt;Milk&lt;/li&gt;</text:p>
      <text:p text:style-name="P1">&lt;/ol&gt;</text:p>
      <text:p text:style-name="P1"/>
      <text:p text:style-name="P1">4)How to include an image of your choice as a bullet in unordered list?</text:p>
      <text:p text:style-name="P1"/>
      <text:p text:style-name="P1">The list-style-image property specifies an image as the list item marker</text:p>
      <text:p text:style-name="P1"/>
      <text:p text:style-name="P1">eg:</text:p>
      <text:p text:style-name="P1"/>
      <text:p text:style-name="P1">&lt;img src = "https://images.pexels.com/photos/305070/pexels-photo-305070.jpeg?auto=compress&amp;cs=tinysrgb&amp;dpr=1&amp;w=500" alt = "Cannot be displayed"&gt;&lt;/img&gt;</text:p>
      <text:p text:style-name="P1"/>
      <text:p text:style-name="P1">&lt;ul&gt;</text:p>
      <text:p text:style-name="P1"><text:s text:c="2"/>&lt;li&gt;Hi&lt;/li&gt;</text:p>
      <text:p text:style-name="P1"><text:s text:c="2"/>&lt;li&gt;Hello&lt;/li&gt;</text:p>
      <text:p text:style-name="P1"><text:s text:c="2"/>&lt;li&gt;Good morning&lt;/li&gt;</text:p>
      <text:p text:style-name="P1">&lt;/ul&gt;</text:p>
      <text:p text:style-name="P1"/>
      <text:p text:style-name="P1">css</text:p>
      <text:p text:style-name="P1">ul{</text:p>
      <text:p text:style-name="P1"><text:s text:c="2"/>list-style-image:url('https://images.pexels.com/photos/305070/pexels-photo-305070.jpeg?auto=compress&amp;cs=tinysrgb&amp;dpr=1&amp;w=500');</text:p>
      <text:p text:style-name="P1"/>
      <text:p text:style-name="P1"/>
      <text:p text:style-name="P1">5)How to design a table with a single border?</text:p>
      <text:p text:style-name="P1">&lt;table class = &gt;</text:p>
      <text:p text:style-name="P1"><text:s text:c="2"/>&lt;tr&gt;</text:p>
      <text:p text:style-name="P1"><text:s text:c="4"/>&lt;th&gt;HEAD&lt;/th&gt;</text:p>
      <text:p text:style-name="P1"><text:s text:c="4"/>&lt;th&gt;BODY&lt;/th&gt;</text:p>
      <text:p text:style-name="P1"><text:s text:c="2"/>&lt;/tr&gt;</text:p>
      <text:p text:style-name="P1"><text:s text:c="2"/>&lt;tr&gt;</text:p>
      <text:p text:style-name="P1"><text:soft-page-break/><text:s text:c="4"/>&lt;td&gt;1&lt;/td&gt;</text:p>
      <text:p text:style-name="P1"><text:s text:c="4"/>&lt;td&gt;2&lt;/td&gt;</text:p>
      <text:p text:style-name="P1"><text:s text:c="2"/>&lt;/tr&gt;</text:p>
      <text:p text:style-name="P1">&lt;/table&gt;</text:p>
      <text:p text:style-name="P1"/>
      <text:p text:style-name="P1">css</text:p>
      <text:p text:style-name="P1">table,tr,td,th{</text:p>
      <text:p text:style-name="P1"><text:s text:c="2"/>border-collapse:collapse;</text:p>
      <text:p text:style-name="P1"><text:s text:c="2"/>border:1px solid black;</text:p>
      <text:p text:style-name="P1">}</text:p>
      <text:p text:style-name="P1"/>
      <text:p text:style-name="P1">6)What is the use of rowspan and columnspan?</text:p>
      <text:p text:style-name="P1">Both colspan= and rowspan= are attributes of the two table-cell elements, &lt;th&gt; and &lt;td&gt;. They provide the same functionality as “merge cell” in spreadsheet programs like Excel</text:p>
      <text:p text:style-name="P1"/>
      <text:p text:style-name="P1">colspan:Allows a single table cell to span the width of more than one cell or column.</text:p>
      <text:p text:style-name="P1"/>
      <text:p text:style-name="P1">rowspan:Allows a single table cell to span the height of more than one cell or row.</text:p>
      <text:p text:style-name="P1"/>
      <text:p text:style-name="P1">7)How to restrict a particular file type in an image select?</text:p>
      <text:p text:style-name="P1"/>
      <text:p text:style-name="P1">There is an html attribute for this specific purpose called accept but it has little support across browsers. Because of this server side validation is recommended instead.</text:p>
      <text:p text:style-name="P1"/>
      <text:p text:style-name="P1">&lt;input type="file" name="pic" accept="image/gif, image/jpeg" /&gt;</text:p>
      <text:p text:style-name="P1">To include file in form:</text:p>
      <text:p text:style-name="P1">&lt;input type="file" name="datafile" size="40"&gt;</text:p>
      <text:p text:style-name="P1"/>
      <text:p text:style-name="P1">8)How to include a youtube video in the document?</text:p>
      <text:p text:style-name="P1">Both iframe and object can be used to include a youtube video</text:p>
      <text:p text:style-name="P1"/>
      <text:p text:style-name="P1">&lt;iframe src="http://www.youtube.com/embed/W7qWa52k-nE"</text:p>
      <text:p text:style-name="P1"><text:s text:c="3"/>width="560" height="315" frameborder="0" allowfullscreen&gt;&lt;/iframe&gt;</text:p>
      <text:p text:style-name="P1"/>
      <text:p text:style-name="P1">&lt;object data="http://www.youtube.com/embed/W7qWa52k-nE"</text:p>
      <text:p text:style-name="P1"><text:s text:c="3"/>width="560" height="315"&gt;&lt;/object&gt;</text:p>
      <text:p text:style-name="P1"/>
      <text:p text:style-name="P1">9)How to restrict input numbers or define a range in input element?</text:p>
      <text:p text:style-name="P1">The input range of the number can be restricted using:</text:p>
      <text:p text:style-name="P1"/>
      <text:p text:style-name="P1">&lt;input type="number" min="1" max="999" /&gt;</text:p>
      <text:p text:style-name="P1"/>
      <text:p text:style-name="P1">10)Which tag is used to get the location of user?</text:p>
      <text:p text:style-name="P1"/>
      <text:p text:style-name="P1">The HTML Geolocation API is used to locate a user's position.</text:p>
      <text:p text:style-name="P1">The getCurrentPosition() method is used to return the user's position.</text:p>
      <text:p text:style-name="P1"/>
      <text:p text:style-name="P1">&lt;script&gt;</text:p>
      <text:p text:style-name="P1">var x = document.getElementById("demo");</text:p>
      <text:p text:style-name="P1">function getLocation() {</text:p>
      <text:p text:style-name="P1"><text:s text:c="2"/>if (navigator.geolocation) {</text:p>
      <text:p text:style-name="P1"><text:s text:c="4"/>navigator.geolocation.getCurrentPosition(showPosition);</text:p>
      <text:p text:style-name="P1"><text:soft-page-break/><text:s text:c="2"/>} else {</text:p>
      <text:p text:style-name="P1"><text:s text:c="4"/>x.innerHTML = "Geolocation is not supported by this browser.";</text:p>
      <text:p text:style-name="P1"><text:s text:c="2"/>}</text:p>
      <text:p text:style-name="P1">}</text:p>
      <text:p text:style-name="P1"/>
      <text:p text:style-name="P1">function showPosition(position) {</text:p>
      <text:p text:style-name="P1"><text:s text:c="2"/>x.innerHTML = "Latitude: " + position.coords.latitude + </text:p>
      <text:p text:style-name="P1"><text:s text:c="2"/>"&lt;br&gt;Longitude: " + position.coords.longitude; </text:p>
      <text:p text:style-name="P1">}</text:p>
      <text:p text:style-name="P1">&lt;/script&gt;</text:p>
      <text:p text:style-name="P1"/>
      <text:p text:style-name="P1">11)Why do we need multipart?</text:p>
      <text:p text:style-name="P1"/>
      <text:p text:style-name="P1">When you make a POST request, you have to encode the data that forms the body of the request in some way.</text:p>
      <text:p text:style-name="P1"/>
      <text:p text:style-name="P1">HTML forms provide three methods of encoding.</text:p>
      <text:p text:style-name="P1"/>
      <text:p text:style-name="P1">application/x-www-form-urlencoded (the default)</text:p>
      <text:p text:style-name="P1">multipart/form-data</text:p>
      <text:p text:style-name="P1">text/plain</text:p>
      <text:p text:style-name="P1"/>
      <text:p text:style-name="P1">When you are writing client-side code, all you need to know is use multipart/form-data when your form includes any &lt;input type="file"&gt; elements.</text:p>
      <text:p text:style-name="P1"/>
      <text:p text:style-name="P1">12)HTTP request and response format</text:p>
      <text:p text:style-name="P1"/>
      <text:p text:style-name="P1">Four parts in http request</text:p>
      <text:p text:style-name="P1">(1) the request line - The Request-Line begins with a method token, followed by the Request-URI and the protocol version, and ending with CRLF. The elements are separated by space SP characters.</text:p>
      <text:p text:style-name="P1"/>
      <text:p text:style-name="P1">(2) a series of headers with name/value pairs on separate lines, </text:p>
      <text:p text:style-name="P1"/>
      <text:p text:style-name="P1">(3) a blank line, and </text:p>
      <text:p text:style-name="P1"/>
      <text:p text:style-name="P1">(4) if the request is a POST request, a body or payload.</text:p>
      <text:p text:style-name="P1"/>
      <text:p text:style-name="P1">Four parts in http response</text:p>
      <text:p text:style-name="P1">(1)A Status-line - A Status-Line consists of the protocol version followed by a numeric status code and its associated textual phrase. The elements are separated by space SP characters.</text:p>
      <text:p text:style-name="P1">1xx: Informational</text:p>
      <text:p text:style-name="P1">2xx: Success</text:p>
      <text:p text:style-name="P1">3xx: Redirection</text:p>
      <text:p text:style-name="P1">4xx: Client Error</text:p>
      <text:p text:style-name="P1">5xx: Server Error</text:p>
      <text:p text:style-name="P1"/>
      <text:p text:style-name="P1">(2)Zero or more header (General|Response|Entity) fields followed by CRLF</text:p>
      <text:p text:style-name="P1"/>
      <text:p text:style-name="P1">(3)An empty line (i.e., a line with nothing preceding the CRLF) </text:p>
      <text:p text:style-name="P1">indicating the end of the header fields</text:p>
      <text:p text:style-name="P1"/>
      <text:p text:style-name="P1"><text:soft-page-break/>(4)Optionally a message-body</text:p>
      <text:p text:style-name="P1"/>
      <text:p text:style-name="P1">header fields allow the server to pass additional information about the response which cannot be placed in the Status- Line</text:p>
      <text:p text:style-name="P1"/>
      <text:p text:style-name="P1">13)Difference between http and https</text:p>
      <text:p text:style-name="P1"/>
      <text:p text:style-name="P1">http:</text:p>
      <text:p text:style-name="P1">HTTP is also called “a stateless system”, which means that it enables connection on demand.As an “application layer protocol”, HTTP remains focused on presenting the information, but cares less about the way this information travels from one place to another. Unfortunately, this means that HTTP can be intercepted and potentially altered, making both the information and the information receiver vulnerable.</text:p>
      <text:p text:style-name="P1"/>
      <text:p text:style-name="P1">https:</text:p>
      <text:p text:style-name="P1">Without HTTPS, any data you enter into the site (such as your username/password, credit card or bank details, any other form submission data, etc.) will be sent plaintext and therefore susceptible to interception or eavesdropping. </text:p>
      <text:p text:style-name="P1">In addition to encrypting the data transmitted between the server and your browser, TLS also authenticates the server you are connecting to and protects that transmitted data from tampering.</text:p>
      <text:p text:style-name="P1"/>
      <text:p text:style-name="P1">SSL transactions are negotiated by means of a key based encryption algorithm between the client and the server, this key is usually either 40 or 128 bits in strength, though higher number of bits indicates more secured transaction.</text:p>
      <text:p text:style-name="P1"/>
      <text:p text:style-name="P1">Some of the advantage of HTTPS are like it offers Privacy, Integrity &amp; Authentication which are missing in HTTP based connection. Though it have some drawbacks and they are like, HTTPS server can only provide one "virtual host" behind single socket. HTTPS cannot prevent stealing confidential information from the pages cached on the browser &amp; HTTPS is quite slower compared to HTTP.</text:p>
      <text:p text:style-name="P1"/>
      <text:p text:style-name="P1">14)Use of AJAX</text:p>
      <text:p text:style-name="P1"/>
      <text:p text:style-name="P1">Ajax ("Asynchronous JavaScript And XML") is a set of Web development techniques using many web technologies on the client side to create asynchronous Web applications.</text:p>
      <text:p text:style-name="P1">With Ajax, web applications can send and retrieve data from a server asynchronously (in the background) without interfering with the display and behavior of the existing page. </text:p>
      <text:p text:style-name="P1">Before AJAX, there was no way for the client side of a web application to communicate directly with the server. Instead, you would have to use page loads. With AJAX, the client and server can communicate freely with one another.</text:p>
      <text:p text:style-name="P1"/>
      <text:p text:style-name="P1">USES:</text:p>
      <text:p text:style-name="P1">AUTO-COMPLETE</text:p>
      <text:p text:style-name="P1">Google was one of the first major companies to start using AJAX, and Google’s search suggestion tool was one of the first ways they used it, and one of the first auto-complete tools made. When typing into the Google search bar, it starts to use AJAX to get common results from the database on each keystroke. Auto-Complete is great for forms where you have a lot of possible inputs, and making a select drop down would be too long and cumbersome.</text:p>
      <text:p text:style-name="P1"/>
      <text:p text:style-name="P1">reference:https://www.jotform.com/blog/how-ajax-works/</text:p>
      <text:p text:style-name="P1"/>
      <text:p text:style-name="P1">15)How to identify if a browser supports JavaScript or not?</text:p>
      <text:p text:style-name="P1"><text:soft-page-break/></text:p>
      <text:p text:style-name="P1">Use a &lt;noscript&gt; tag. This tag will always appear when Javascript is not supported and therefore you can put information within this tag to warn the user to enable Javascript on their browser.</text:p>
      <text:p text:style-name="P1"/>
      <text:p text:style-name="P1">16)How to identify if a browser supports HTML5 or not?</text:p>
      <text:p text:style-name="P1"/>
      <text:p text:style-name="P1">if (Modernizr.awesomeNewFeature) {</text:p>
      <text:p text:style-name="P1"><text:s text:c="4"/>showOffAwesomeNewFeature();</text:p>
      <text:p text:style-name="P1"><text:s text:c="2"/>} else {</text:p>
      <text:p text:style-name="P1"><text:s text:c="4"/>getTheOldLameExperience();</text:p>
      <text:p text:style-name="P1"><text:s text:c="2"/>}</text:p>
      <text:p text:style-name="P1"/>
      <text:p text:style-name="P1">checks if Awesome-New-Feature works in the browser, and gives you either a true or false result.</text:p>
      <text:p text:style-name="P1"/>
      <text:p text:style-name="P1">17)Differences in usage of &lt;strong&gt; and &lt;em&gt; with examples.</text:p>
      <text:p text:style-name="P1"/>
      <text:p text:style-name="P1">use &lt;em&gt; for normal emphasis where you'd read the emphasised word in a different tone of voice, and &lt;strong&gt; for key words and phrases to pick them out of the text.</text:p>
      <text:p text:style-name="P1"/>
      <text:p text:style-name="P1">This isn't a standard interpretation, but it makes some sense and rendered appropriately by the default italic/bold styles.</text:p>
      <text:p text:style-name="P1"/>
      <text:p text:style-name="P1">eg:</text:p>
      <text:p text:style-name="P1">&lt;p&gt;&lt;strong&gt;Hi!Good morning&lt;/strong&gt;&lt;/p&gt;</text:p>
      <text:p text:style-name="P1">&lt;p&gt;&lt;em&gt;Hi!Good morning&lt;/em&gt;&lt;/p&gt;</text:p>
      <text:p text:style-name="P1"/>
      <text:p text:style-name="P1">18)What are the different coloring Standards in html?</text:p>
      <text:p text:style-name="P1"/>
      <text:p text:style-name="P1">colors can also be specified using RGB values, HEX values, HSL values, RGBA values, and HSLA values.</text:p>
      <text:p text:style-name="P1"/>
      <text:p text:style-name="P1">Browsers will render pages faster if you use the #rrggbb color hashes in your CSS.</text:p>
      <text:p text:style-name="P1"/>
      <text:p text:style-name="P1">background-color:rgb(255, 99, 71)</text:p>
      <text:p text:style-name="P1">background-color:#ff6347</text:p>
      <text:p text:style-name="P1">background-color:hsl(9, 100%, 64%)</text:p>
      <text:p text:style-name="P1">background-color:rgba(255, 99, 71, 0.5)</text:p>
      <text:p text:style-name="P1">background-color:hsla(9, 100%, 64%, 0.5)</text:p>
      <text:p text:style-name="P1"/>
      <text:p text:style-name="P1">19)How to semantically include references in html?</text:p>
      <text:p text:style-name="P1">The HTML Citation element (&lt;cite&gt;) is used to describe a reference to a cited creative work, and must include either the title or author or the URL of that work.</text:p>
      <text:p text:style-name="P1">The purpose of the HTML cite attribute is to specify the URL which points to the source document or message.</text:p>
      <text:p text:style-name="P1"/>
      <text:p text:style-name="P1">20)How to embed <text:s/>and open a pdf document in html?</text:p>
      <text:p text:style-name="P1">Use the following code to embed PDF file in the HTML web page.</text:p>
      <text:p text:style-name="P1"/>
      <text:p text:style-name="P1">&lt;embed src="files/Brochure.pdf" type="application/pdf" width="100%" height="600px" /&gt;</text:p>
      <text:p text:style-name="P1"/>
      <text:p text:style-name="P1">The following parameters are commonly used to embed PDF file in HTML or open in the browser.</text:p>
      <text:p text:style-name="P1"/>
      <text:p text:style-name="P1"><text:soft-page-break/>page=pagenum – Specifies a number (integer) of the page in the document. The document’s first page has a pagenum value of 1.</text:p>
      <text:p text:style-name="P1">zoom=scale – Sets the zoom and scroll factors, using float or integer values. For example, a scale value of 100 indicates a zoom value of 100%.</text:p>
      <text:p text:style-name="P1">view=Fit – Set the view of the displayed page.</text:p>
      <text:p text:style-name="P1">scrollbar=1|0 – Turns scrollbars on or off.</text:p>
      <text:p text:style-name="P1">toolbar=1|0 – Turns the toolbar on or off.</text:p>
      <text:p text:style-name="P1">statusbar=1|0 – Turns the status bar on or off.</text:p>
      <text:p text:style-name="P1">navpanes=1|0 – Turns the navigation panes and tabs on or off.</text:p>
      <text:p text:style-name="P1"/>
      <text:p text:style-name="P1">21)Difference between object and embed tag.</text:p>
      <text:p text:style-name="P1"/>
      <text:p text:style-name="P1">OBJECT is Good, EMBED is Old. Beside's IE's PARAM tags, any content between OBJECT tags will get rendered if the browser doesn't support OBJECT's referred plugin, and apparently, the content gets http requested regardless if it gets rendered or not.</text:p>
      <text:p text:style-name="P1"/>
      <text:p text:style-name="P1">object is the current standard tag to embed something on a page. embed was included by Netscape (along img) before anything like object were on the w3c mind.</text:p>
      <text:p text:style-name="P1"/>
      <text:p text:style-name="P1">This is how you include a PDF with object:</text:p>
      <text:p text:style-name="P1"/>
      <text:p text:style-name="P1">&lt;object data="data/test.pdf" type="application/pdf" width="300" height="200"&gt;</text:p>
      <text:p text:style-name="P1"><text:s text:c="2"/>alt : &lt;a href="data/test.pdf"&gt;test.pdf&lt;/a&gt;</text:p>
      <text:p text:style-name="P1">&lt;/object&gt;</text:p>
      <text:p text:style-name="P1">If you really need the inline PDF to show in almost every browser, as older browsers understand embed but not object, you'll need to do this:</text:p>
      <text:p text:style-name="P1"/>
      <text:p text:style-name="P1">&lt;object data="abc.pdf" type="application/pdf"&gt;</text:p>
      <text:p text:style-name="P1"><text:s text:c="4"/>&lt;embed src="abc.pdf" type="application/pdf" /&gt;</text:p>
      <text:p text:style-name="P1">&lt;/object&gt;</text:p>
      <text:p text:style-name="P1"/>
      <text:p text:style-name="P1">CSS</text:p>
      <text:p text:style-name="P1"/>
      <text:p text:style-name="P1">1)What is the use of em?</text:p>
      <text:p text:style-name="P1"/>
      <text:p text:style-name="P1">em unit is equal to the computed font-size for the element to which the em is applied. When em units are declared on child elements that don’t have a font-size defined, they will inherit their font-size from their parent, or from another ancestor element, possibly going all the way back to the root element on the document.</text:p>
      <text:p text:style-name="P1"/>
      <text:p text:style-name="P1">2)How to strikethrough a text in CSS?</text:p>
      <text:p text:style-name="P1"/>
      <text:p text:style-name="P1">text-decoration: line-through;</text:p>
      <text:p text:style-name="P1"/>
      <text:p text:style-name="P1">3)</text:p>
      <text:p text:style-name="P1"/>
      <text:p text:style-name="P1">&lt;html&gt;</text:p>
      <text:p text:style-name="P1"><text:tab/>&lt;head&gt;</text:p>
      <text:p text:style-name="P1"><text:tab/><text:tab/>&lt;style&gt;</text:p>
      <text:p text:style-name="P1"><text:tab/><text:tab/><text:tab/>.red{</text:p>
      <text:p text:style-name="P1"><text:s text:c="2"/><text:tab/><text:tab/><text:tab/>background-color:red;</text:p>
      <text:p text:style-name="P1"><text:tab/><text:tab/><text:tab/>}</text:p>
      <text:p text:style-name="P1"><text:soft-page-break/></text:p>
      <text:p text:style-name="P1"><text:tab/><text:tab/><text:tab/>.yellow{</text:p>
      <text:p text:style-name="P1"><text:s text:c="2"/><text:tab/><text:tab/><text:tab/>background-color:yellow;</text:p>
      <text:p text:style-name="P1"><text:tab/><text:tab/><text:tab/>}<text:tab/></text:p>
      <text:p text:style-name="P1"/>
      <text:p text:style-name="P1"><text:tab/><text:tab/><text:tab/>.green{</text:p>
      <text:p text:style-name="P1"><text:s text:c="2"/><text:tab/><text:tab/><text:tab/>background-color:green;</text:p>
      <text:p text:style-name="P1"><text:tab/><text:tab/><text:tab/>}</text:p>
      <text:p text:style-name="P1"/>
      <text:p text:style-name="P1"><text:tab/><text:tab/><text:tab/>.blue{</text:p>
      <text:p text:style-name="P1"><text:s text:c="2"/><text:tab/><text:tab/><text:tab/>background-color:blue;</text:p>
      <text:p text:style-name="P1"><text:tab/><text:tab/><text:tab/>}</text:p>
      <text:p text:style-name="P1"><text:tab/><text:tab/>&lt;/style&gt;</text:p>
      <text:p text:style-name="P1"><text:tab/>&lt;/head&gt;</text:p>
      <text:p text:style-name="P1"><text:tab/>&lt;body&gt;</text:p>
      <text:p text:style-name="P1"><text:tab/><text:tab/>&lt;table border= "1px solid black" width="100%" height="100%"&gt;</text:p>
      <text:p text:style-name="P1"><text:tab/><text:tab/> <text:s/>&lt;tr&gt;</text:p>
      <text:p text:style-name="P1"><text:tab/><text:tab/> <text:s text:c="3"/>&lt;th class="red" rowspan ="2"&gt;&lt;/th&gt;</text:p>
      <text:p text:style-name="P1"><text:tab/><text:tab/> <text:s text:c="3"/>&lt;th class="yellow" rowspan= "2"&gt;&lt;/th&gt;</text:p>
      <text:p text:style-name="P1"><text:tab/><text:tab/> <text:s text:c="3"/>&lt;th class="green"rowspan= "2"&gt;&lt;/th&gt;<text:tab/></text:p>
      <text:p text:style-name="P1"><text:s text:c="2"/><text:tab/><text:tab/> <text:s/>&lt;/tr&gt;</text:p>
      <text:p text:style-name="P1"><text:s text:c="2"/><text:tab/><text:tab/> &lt;tr&gt;</text:p>
      <text:p text:style-name="P1"><text:s text:c="2"/><text:tab/><text:tab/> &lt;/tr&gt;</text:p>
      <text:p text:style-name="P1"><text:s/><text:tab/><text:tab/> &lt;tr&gt;</text:p>
      <text:p text:style-name="P1"><text:s text:c="2"/><text:tab/><text:tab/> <text:s/>&lt;td class="blue" colspan = "3"&gt;&lt;/td&gt;</text:p>
      <text:p text:style-name="P1"><text:s text:c="2"/><text:tab/><text:tab/> &lt;/tr&gt;<text:tab/></text:p>
      <text:p text:style-name="P1"><text:tab/><text:tab/>&lt;/table&gt;</text:p>
      <text:p text:style-name="P1"><text:tab/>&lt;/body&gt;</text:p>
      <text:p text:style-name="P1">&lt;/html&gt;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07:39:37.298610798</meta:creation-date>
    <dc:date>2019-01-21T07:42:50.883133481</dc:date>
    <meta:editing-duration>PT3M15S</meta:editing-duration>
    <meta:editing-cycles>1</meta:editing-cycles>
    <meta:document-statistic meta:table-count="0" meta:image-count="0" meta:object-count="0" meta:page-count="8" meta:paragraph-count="235" meta:word-count="2056" meta:character-count="13985" meta:non-whitespace-character-count="11940"/>
    <meta:generator>LibreOffice/5.1.6.2$Linux_X86_64 LibreOffice_project/10m0$Build-2</meta:generator>
  </office:meta>
</office:document-meta>
</file>